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663" draw:master-page-name="Master1-Layout1-title-Title-Slide" presentation:presentation-page-layout-name="Master1-PPL1">
        <draw:frame draw:id="id157" presentation:style-name="a667" draw:name="Title 1" svg:x="2.5in" svg:y="3.41667in" svg:width="6.75in" svg:height="2.0717in" presentation:class="title" presentation:placeholder="false">
          <draw:text-box>
            <text:p text:style-name="a666" text:class-names="" text:cond-style-name=""><text:span text:style-name="a664" text:class-names="">Google Search Appliance</text:span><text:span text:style-name="a665" text:class-names=""/></text:p>
          </draw:text-box>
          <svg:desc/>
        </draw:frame>
        <draw:frame draw:id="id158" presentation:style-name="a671" draw:name="Subtitle 2" svg:x="2.5in" svg:y="5.4717in" svg:width="6.75in" svg:height="1.5in" presentation:class="subtitle" presentation:placeholder="false">
          <draw:text-box>
            <text:p text:style-name="a670" text:class-names="" text:cond-style-name=""><text:span text:style-name="a668" text:class-names="">By Marius Palade</text:span><text:span text:style-name="a669" text:class-names=""/></text:p>
          </draw:text-box>
          <svg:desc/>
        </draw:frame>
      </draw:page>
      <draw:page draw:name="Slide2" draw:style-name="a672" draw:master-page-name="Master1-Layout7-blank-Blank" presentation:presentation-page-layout-name="Master1-PPL7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le and Conten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Section Header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Two Content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Comparison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Title Only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Blank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Content with Caption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Picture with Caption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le and Vertical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cal Title a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1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4%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36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7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7ebf5" draw:opacity="71%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7ebf5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aabbdf" svg:stroke-opacity="82%" draw:stroke-linejoin="round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4%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36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7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dbf5f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e7ebf5" draw:opacity="71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7ebf5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Monac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aabbdf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1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8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636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309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639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23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348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361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146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365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584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49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368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87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492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495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279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292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499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642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296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645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299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10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649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13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16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354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19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152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357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371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590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155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374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593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302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486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59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282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378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597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305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489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285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iel" style:page-layout-name="pageLayout1" draw:style-name="a0">
      <draw:custom-shape svg:x="9.58333in" svg:y="0in" svg:width="0in" svg:height="7.5in" draw:id="id0" draw:style-name="a3" draw:name="Straight Connector 15"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le Placehold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desc/>
      </draw:frame>
      <draw:frame draw:id="id2" presentation:style-name="a24" draw:name="Text Placehold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9" draw:transform="translate(-1.1in -0.21in) rotate(-1.5708) translate(9.4in 1.39313in)" draw:name="Date Placehold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7/6/2012</text:date></text:span><text:span text:style-name="a27" text:class-names=""/></text:p>
        </draw:text-box>
        <svg:desc/>
      </draw:frame>
      <draw:frame draw:id="id4" presentation:style-name="a32" draw:transform="translate(-1.75in -0.2in) rotate(-1.5708) translate(9.39456in 4.2871in)" draw:name="Footer Placehold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desc/>
      </draw:frame>
      <draw:custom-shape svg:x="0.08333in" svg:y="0in" svg:width="0in" svg:height="7.5in" draw:id="id5" draw:style-name="a35" draw:name="Straight Connector 6"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Straight Connector 8"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tangle 9"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Straight Connector 10"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Oval 11"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" presentation:style-name="a51" draw:name="Slide Number Placehold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#›</text:page-number></text:span><text:span text:style-name="a49" text:class-names=""/></text:p>
        </draw:text-box>
        <svg:desc/>
      </draw:frame>
    </style:master-page>
    <style:master-page style:name="Master1-Layout1-title-Title-Slide" style:page-layout-name="pageLayout1" draw:style-name="a52">
      <draw:frame draw:id="id11" presentation:style-name="a56" draw:name="Title 7" svg:x="2.5in" svg:y="3.41667in" svg:width="6.75in" svg:height="2.0717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desc/>
      </draw:frame>
      <draw:frame draw:id="id12" presentation:style-name="a60" draw:name="Subtitle 8" svg:x="2.5in" svg:y="5.4717in" svg:width="6.75in" svg:height="1.5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desc/>
      </draw:frame>
      <draw:frame draw:id="id13" presentation:style-name="a65" draw:transform="translate(-1.25in -0.20833in) rotate(-1.5708) translate(9.74149in 1.49234in)" draw:name="Date Placeholder 27" svg:width="2.5in" svg:height="0.41667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17/6/2012</text:date></text:span><text:span text:style-name="a63" text:class-names=""/></text:p>
        </draw:text-box>
        <svg:desc/>
      </draw:frame>
      <draw:frame draw:id="id14" presentation:style-name="a68" draw:transform="translate(-2in -0.21in) rotate(-1.5708) translate(9.7398in 4.78313in)" draw:name="Footer Placeholder 16" svg:width="4in" svg:height="0.42in" presentation:class="footer" presentation:placeholder="false">
        <draw:text-box>
          <text:p text:style-name="a67" text:class-names="" text:cond-style-name=""><text:span text:style-name="a66" text:class-names=""/></text:p>
        </draw:text-box>
        <svg:desc/>
      </draw:frame>
      <draw:custom-shape svg:x="0.41667in" svg:y="0in" svg:width="0.66667in" svg:height="7.5in" draw:id="id15" draw:style-name="a71" draw:name="Rectangle 9"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16" draw:style-name="a74" draw:name="Rectangle 11"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17" draw:style-name="a77" draw:name="Rectangle 13"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18" draw:style-name="a80" draw:name="Rectangle 18"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19" draw:style-name="a83" draw:name="Straight Connector 10"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0" draw:style-name="a86" draw:name="Straight Connector 17"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1" draw:style-name="a89" draw:name="Straight Connector 19"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2" draw:style-name="a92" draw:name="Straight Connector 15"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3" draw:style-name="a95" draw:name="Straight Connector 14"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24" draw:style-name="a98" draw:name="Straight Connector 21"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25" draw:style-name="a101" draw:name="Rectangle 26"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26" draw:style-name="a104" draw:name="Oval 20"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3223in" svg:y="5.32234in" svg:width="0.70147in" svg:height="0.70147in" draw:id="id27" draw:style-name="a107" draw:name="Oval 22"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322in" svg:y="6.01556in" svg:width="0.15in" svg:height="0.15in" draw:id="id28" draw:style-name="a110" draw:name="Oval 23"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2in" svg:y="6.33in" svg:width="0.3in" svg:height="0.3in" draw:id="id29" draw:style-name="a113" draw:name="Oval 25"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8333in" svg:y="4.91667in" svg:width="0.4in" svg:height="0.4in" draw:id="id30" draw:style-name="a116" draw:name="Oval 24"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1" presentation:style-name="a120" draw:name="Slide Number Placeholder 28" svg:x="1.44963in" svg:y="5.39009in" svg:width="0.66667in" svg:height="0.56597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</draw:text-box>
        <svg:desc/>
      </draw:frame>
    </style:master-page>
    <style:master-page style:name="Master1-Layout2-obj-Title-and-Content" style:page-layout-name="pageLayout1" draw:style-name="a121">
      <draw:custom-shape svg:x="9.58333in" svg:y="0in" svg:width="0in" svg:height="7.5in" draw:id="id32" draw:layer="Master1-bg" draw:style-name="a124" draw:name="Straight Connector 10"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3" draw:layer="Master1-bg" draw:style-name="a127" draw:name="Straight Connector 11"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34" draw:layer="Master1-bg" draw:style-name="a130" draw:name="Straight Connector 12"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35" draw:layer="Master1-bg" draw:style-name="a133" draw:name="Rectangle 13"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36" draw:layer="Master1-bg" draw:style-name="a136" draw:name="Straight Connector 14"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37" draw:layer="Master1-bg" draw:style-name="a139" draw:name="Oval 15"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8" presentation:style-name="a143" draw:name="Title 1" svg:x="0.5in" svg:y="0.30035in" svg:width="8.16667in" svg:height="1.25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desc/>
      </draw:frame>
      <draw:frame draw:id="id39" presentation:style-name="a160" draw:name="Content Placeholder 7" svg:x="0.5in" svg:y="1.75in" svg:width="8.16667in" svg:height="5.3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0" presentation:style-name="a165" draw:transform="translate(-1.1in -0.21in) rotate(-1.5708) translate(9.4in 1.39313in)" draw:name="Date Placeholder 6" svg:width="2.2in" svg:height="0.42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17/6/2012</text:date></text:span><text:span text:style-name="a163" text:class-names=""/></text:p>
        </draw:text-box>
        <svg:desc/>
      </draw:frame>
      <draw:frame draw:id="id41" presentation:style-name="a169" draw:name="Slide Number Placeholder 8" svg:x="8.89in" svg:y="6.27083in" svg:width="0.66667in" svg:height="0.57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desc/>
      </draw:frame>
      <draw:frame draw:id="id42" presentation:style-name="a172" draw:transform="translate(-1.75in -0.2in) rotate(-1.5708) translate(9.39456in 4.2871in)" draw:name="Footer Placeholder 9" svg:width="3.5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desc/>
      </draw:frame>
    </style:master-page>
    <style:master-page style:name="Master1-Layout3-secHead-Section-Header" style:page-layout-name="pageLayout1" draw:style-name="a173">
      <draw:frame draw:id="id43" presentation:style-name="a177" draw:name="Title 1" svg:x="2.5in" svg:y="3.16667in" svg:width="6.75in" svg:height="2.24583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desc/>
      </draw:frame>
      <draw:frame draw:id="id44" presentation:style-name="a181" draw:name="Text Placeholder 2" svg:x="2.5in" svg:y="5.47917in" svg:width="6.75in" svg:height="1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desc/>
      </draw:frame>
      <draw:frame draw:id="id45" presentation:style-name="a186" draw:transform="translate(-1.25in -0.20833in) rotate(-1.5708) translate(9.74in 1.48833in)" draw:name="Date Placeholder 3" svg:width="2.5in" svg:height="0.41667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17/6/2012</text:date></text:span><text:span text:style-name="a184" text:class-names=""/></text:p>
        </draw:text-box>
        <svg:desc/>
      </draw:frame>
      <draw:frame draw:id="id46" presentation:style-name="a189" draw:transform="translate(-2in -0.21in) rotate(-1.5708) translate(9.74in 4.78in)" draw:name="Footer Placeholder 4" svg:width="4in" svg:height="0.42in" presentation:class="footer" presentation:placeholder="false">
        <draw:text-box>
          <text:p text:style-name="a188" text:class-names="" text:cond-style-name=""><text:span text:style-name="a187" text:class-names=""/></text:p>
        </draw:text-box>
        <svg:desc/>
      </draw:frame>
      <draw:custom-shape svg:x="0.41667in" svg:y="0in" svg:width="0.66667in" svg:height="7.5in" draw:id="id47" draw:style-name="a192" draw:name="Rectangle 8"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48" draw:style-name="a195" draw:name="Rectangle 9"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49" draw:style-name="a198" draw:name="Rectangle 10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0" draw:style-name="a201" draw:name="Rectangle 11"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1" draw:style-name="a204" draw:name="Straight Connector 12"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2" draw:style-name="a207" draw:name="Straight Connector 13"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3" draw:style-name="a210" draw:name="Straight Connector 14"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54" draw:style-name="a213" draw:name="Straight Connector 15"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55" draw:style-name="a216" draw:name="Straight Connector 16"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56" draw:style-name="a219" draw:name="Rectangle 17"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57" draw:style-name="a222" draw:name="Oval 18"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4871in" svg:y="5.32234in" svg:width="0.70147in" svg:height="0.70147in" draw:id="id58" draw:style-name="a225" draw:name="Oval 19"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322in" svg:y="6.01556in" svg:width="0.15in" svg:height="0.15in" draw:id="id59" draw:style-name="a228" draw:name="Oval 20"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2in" svg:y="6.33333in" svg:width="0.3in" svg:height="0.3in" draw:id="id60" draw:style-name="a231" draw:name="Oval 21"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5494in" svg:y="4.89927in" svg:width="0.4in" svg:height="0.4in" draw:id="id61" draw:style-name="a234" draw:name="Oval 22"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94963in" svg:y="0in" svg:width="0in" svg:height="7.5in" draw:id="id62" draw:style-name="a237" draw:name="Straight Connector 25"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41" draw:name="Slide Number Placeholder 5" svg:x="1.46612in" svg:y="5.39009in" svg:width="0.66667in" svg:height="0.56597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desc/>
      </draw:frame>
    </style:master-page>
    <style:master-page style:name="Master1-Layout4-twoObj-Two-Content" style:page-layout-name="pageLayout1" draw:style-name="a242">
      <draw:custom-shape svg:x="9.58333in" svg:y="0in" svg:width="0in" svg:height="7.5in" draw:id="id64" draw:layer="Master1-bg" draw:style-name="a245" draw:name="Straight Connector 7"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65" draw:layer="Master1-bg" draw:style-name="a248" draw:name="Straight Connector 9"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6" draw:layer="Master1-bg" draw:style-name="a251" draw:name="Straight Connector 11"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67" draw:layer="Master1-bg" draw:style-name="a254" draw:name="Rectangle 12"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68" draw:layer="Master1-bg" draw:style-name="a257" draw:name="Straight Connector 13"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69" draw:layer="Master1-bg" draw:style-name="a260" draw:name="Oval 14"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70" presentation:style-name="a264" draw:name="Title 1" svg:x="0.5in" svg:y="0.30035in" svg:width="8.16667in" svg:height="1.2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desc/>
      </draw:frame>
      <draw:frame draw:id="id71" presentation:style-name="a269" draw:transform="translate(-1.1in -0.21in) rotate(-1.5708) translate(9.4in 1.39313in)" draw:name="Date Placeholder 4" svg:width="2.2in" svg:height="0.42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17/6/2012</text:date></text:span><text:span text:style-name="a267" text:class-names=""/></text:p>
        </draw:text-box>
        <svg:desc/>
      </draw:frame>
      <draw:frame draw:id="id72" presentation:style-name="a272" draw:transform="translate(-1.75in -0.2in) rotate(-1.5708) translate(9.39456in 4.2871in)" draw:name="Footer Placeholder 5" svg:width="3.5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desc/>
      </draw:frame>
      <draw:frame draw:id="id73" presentation:style-name="a276" draw:name="Slide Number Placeholder 6" svg:x="8.89in" svg:y="6.27083in" svg:width="0.66667in" svg:height="0.57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desc/>
      </draw:frame>
      <draw:frame draw:id="id74" presentation:style-name="a293" draw:name="Content Placeholder 8" svg:x="0.5in" svg:y="1.75in" svg:width="4in" svg:height="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5" presentation:style-name="a310" draw:name="Content Placeholder 10" svg:x="4.67in" svg:y="1.75in" svg:width="4in" svg:height="5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ifth level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5-twoTxTwoObj-Comparison" style:page-layout-name="pageLayout1" draw:style-name="a311">
      <draw:custom-shape svg:x="9.58333in" svg:y="0in" svg:width="0in" svg:height="7.5in" draw:id="id76" draw:layer="Master1-bg" draw:style-name="a314" draw:name="Straight Connector 9"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7" draw:layer="Master1-bg" draw:style-name="a317" draw:name="Straight Connector 14"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8" draw:layer="Master1-bg" draw:style-name="a320" draw:name="Straight Connector 15"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9" draw:layer="Master1-bg" draw:style-name="a323" draw:name="Rectangle 16"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0" draw:layer="Master1-bg" draw:style-name="a326" draw:name="Straight Connector 17"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1" draw:layer="Master1-bg" draw:style-name="a329" draw:name="Oval 18"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82" presentation:style-name="a333" draw:name="Title 1" svg:x="0.5in" svg:y="0.29861in" svg:width="8.25in" svg:height="1.25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desc/>
      </draw:frame>
      <draw:frame draw:id="id83" presentation:style-name="a338" draw:transform="translate(-1.1in -0.21in) rotate(-1.5708) translate(9.4in 1.39313in)" draw:name="Date Placeholder 6" svg:width="2.2in" svg:height="0.42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7/6/2012</text:date></text:span><text:span text:style-name="a336" text:class-names=""/></text:p>
        </draw:text-box>
        <svg:desc/>
      </draw:frame>
      <draw:frame draw:id="id84" presentation:style-name="a341" draw:transform="translate(-1.75in -0.2in) rotate(-1.5708) translate(9.39456in 4.2871in)" draw:name="Footer Placeholder 7" svg:width="3.5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85" presentation:style-name="a345" draw:name="Slide Number Placeholder 8" svg:x="8.89in" svg:y="6.27083in" svg:width="0.66667in" svg:height="0.5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  <draw:frame draw:id="id86" presentation:style-name="a362" draw:name="Content Placeholder 10" svg:x="0.5in" svg:y="2.58333in" svg:width="4in" svg:height="4.25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379" draw:name="Content Placeholder 12" svg:x="4.78125in" svg:y="2.58333in" svg:width="4in" svg:height="4.25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383" draw:name="Text Placeholder 11" svg:x="0.5in" svg:y="1.71667in" svg:width="4in" svg:height="0.72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desc/>
      </draw:frame>
      <draw:frame draw:id="id89" presentation:style-name="a387" draw:name="Text Placeholder 13" svg:x="4.75in" svg:y="1.71667in" svg:width="4in" svg:height="0.7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desc/>
      </draw:frame>
    </style:master-page>
    <style:master-page style:name="Master1-Layout6-titleOnly-Title-Only" style:page-layout-name="pageLayout1" draw:style-name="a388">
      <draw:custom-shape svg:x="9.58333in" svg:y="0in" svg:width="0in" svg:height="7.5in" draw:id="id90" draw:layer="Master1-bg" draw:style-name="a391" draw:name="Straight Connector 8"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1" draw:layer="Master1-bg" draw:style-name="a394" draw:name="Straight Connector 9"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2" draw:layer="Master1-bg" draw:style-name="a397" draw:name="Straight Connector 10"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3" draw:layer="Master1-bg" draw:style-name="a400" draw:name="Rectangle 11"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4" draw:layer="Master1-bg" draw:style-name="a403" draw:name="Straight Connector 12"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5" draw:layer="Master1-bg" draw:style-name="a406" draw:name="Oval 13"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96" presentation:style-name="a410" draw:name="Title 1" svg:x="0.5in" svg:y="0.30035in" svg:width="8.16667in" svg:height="1.2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desc/>
      </draw:frame>
      <draw:frame draw:id="id97" presentation:style-name="a415" draw:transform="translate(-1.1in -0.21in) rotate(-1.5708) translate(9.4in 1.39313in)" draw:name="Date Placeholder 5" svg:width="2.2in" svg:height="0.42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7/6/2012</text:date></text:span><text:span text:style-name="a413" text:class-names=""/></text:p>
        </draw:text-box>
        <svg:desc/>
      </draw:frame>
      <draw:frame draw:id="id98" presentation:style-name="a419" draw:name="Slide Number Placeholder 6" svg:x="8.89in" svg:y="6.27083in" svg:width="0.66667in" svg:height="0.57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desc/>
      </draw:frame>
      <draw:frame draw:id="id99" presentation:style-name="a422" draw:transform="translate(-1.75in -0.2in) rotate(-1.5708) translate(9.39456in 4.2871in)" draw:name="Footer Placeholder 7" svg:width="3.5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desc/>
      </draw:frame>
    </style:master-page>
    <style:master-page style:name="Master1-Layout7-blank-Blank" style:page-layout-name="pageLayout1" draw:style-name="a423">
      <draw:custom-shape svg:x="9.58333in" svg:y="0in" svg:width="0in" svg:height="7.5in" draw:id="id100" draw:layer="Master1-bg" draw:style-name="a426" draw:name="Straight Connector 4"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1" draw:layer="Master1-bg" draw:style-name="a429" draw:name="Straight Connector 5"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2" draw:layer="Master1-bg" draw:style-name="a432" draw:name="Straight Connector 6"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3" draw:layer="Master1-bg" draw:style-name="a435" draw:name="Rectangle 7"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4" draw:layer="Master1-bg" draw:style-name="a438" draw:name="Straight Connector 8"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5" draw:layer="Master1-bg" draw:style-name="a441" draw:name="Oval 9"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6" presentation:style-name="a446" draw:transform="translate(-1.1in -0.21in) rotate(-1.5708) translate(9.4in 1.39313in)" draw:name="Date Placeholder 1" svg:width="2.2in" svg:height="0.42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17/6/2012</text:date></text:span><text:span text:style-name="a444" text:class-names=""/></text:p>
        </draw:text-box>
        <svg:desc/>
      </draw:frame>
      <draw:frame draw:id="id107" presentation:style-name="a449" draw:transform="translate(-1.75in -0.2in) rotate(-1.5708) translate(9.39456in 4.2871in)" draw:name="Footer Placeholder 2" svg:width="3.5in" svg:height="0.4in" presentation:class="footer" presentation:placeholder="false">
        <draw:text-box>
          <text:p text:style-name="a448" text:class-names="" text:cond-style-name=""><text:span text:style-name="a447" text:class-names=""/></text:p>
        </draw:text-box>
        <svg:desc/>
      </draw:frame>
      <draw:frame draw:id="id108" presentation:style-name="a453" draw:name="Slide Number Placeholder 3" svg:x="8.89in" svg:y="6.27083in" svg:width="0.66667in" svg:height="0.57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</draw:text-box>
        <svg:desc/>
      </draw:frame>
    </style:master-page>
    <style:master-page style:name="Master1-Layout8-objTx-Content-with-Caption" style:page-layout-name="pageLayout1" draw:style-name="a454">
      <draw:custom-shape svg:x="9.58333in" svg:y="0in" svg:width="0in" svg:height="7.5in" draw:id="id109" draw:style-name="a457" draw:name="Straight Connector 9"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461" draw:transform="translate(-3.45in -0.25in) rotate(-1.5708) translate(7.1375in 3.75in)" draw:name="Title 1" svg:width="6.9in" svg:height="0.5in" presentation:class="title" presentation:placeholder="false">
        <draw:text-box>
          <text:p text:style-name="a460" text:class-names="" text:cond-style-name=""><text:span text:style-name="a458" text:class-names="">Click to edit Master title style</text:span><text:span text:style-name="a459" text:class-names=""/></text:p>
        </draw:text-box>
        <svg:desc/>
      </draw:frame>
      <draw:frame draw:id="id111" presentation:style-name="a465" draw:name="Text Placeholder 2" svg:x="7.45in" svg:y="0.3in" svg:width="1.67in" svg:height="5.4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</draw:text-box>
        <svg:desc/>
      </draw:frame>
      <draw:custom-shape svg:x="6.83333in" svg:y="0in" svg:width="0in" svg:height="7.5in" draw:id="id112" draw:style-name="a468" draw:name="Straight Connector 7"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3" draw:style-name="a471" draw:name="Straight Connector 8"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4" draw:style-name="a474" draw:name="Straight Connector 10"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5" draw:style-name="a477" draw:name="Rectangle 11"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6" draw:style-name="a480" draw:name="Straight Connector 12">
        <svg:desc/>
        <text:p text:style-name="a479" text:class-names="" text:cond-style-name=""><text:span text:style-name="a4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7" draw:style-name="a483" draw:name="Oval 13"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18" presentation:style-name="a500" draw:name="Content Placeholder 17" svg:x="0.33333in" svg:y="0.3in" svg:width="6.16667in" svg:height="6.92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ifth le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9" presentation:style-name="a505" draw:transform="translate(-1.1in -0.21in) rotate(-1.5708) translate(9.4in 1.39313in)" draw:name="Date Placeholder 20" svg:width="2.2in" svg:height="0.4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17/6/2012</text:date></text:span><text:span text:style-name="a503" text:class-names=""/></text:p>
        </draw:text-box>
        <svg:desc/>
      </draw:frame>
      <draw:frame draw:id="id120" presentation:style-name="a509" draw:name="Slide Number Placeholder 21" svg:x="8.89in" svg:y="6.27083in" svg:width="0.66667in" svg:height="0.5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>‹#›</text:page-number></text:span><text:span text:style-name="a507" text:class-names=""/></text:p>
        </draw:text-box>
        <svg:desc/>
      </draw:frame>
      <draw:frame draw:id="id121" presentation:style-name="a512" draw:transform="translate(-1.75in -0.2in) rotate(-1.5708) translate(9.39456in 4.2871in)" draw:name="Footer Placeholder 22" svg:width="3.5in" svg:height="0.4in" presentation:class="footer" presentation:placeholder="false">
        <draw:text-box>
          <text:p text:style-name="a511" text:class-names="" text:cond-style-name=""><text:span text:style-name="a510" text:class-names=""/></text:p>
        </draw:text-box>
        <svg:desc/>
      </draw:frame>
    </style:master-page>
    <style:master-page style:name="Master1-Layout9-picTx-Picture-with-Caption" style:page-layout-name="pageLayout1" draw:style-name="a513">
      <draw:custom-shape svg:x="9.58333in" svg:y="0in" svg:width="0in" svg:height="7.5in" draw:id="id122" draw:style-name="a516" draw:name="Straight Connector 8"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519" draw:name="Oval 12"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24" presentation:style-name="a523" draw:transform="translate(-3.45in -0.25in) rotate(-1.5708) translate(7.11375in 3.75in)" draw:name="Title 1" svg:width="6.9in" svg:height="0.5in" presentation:class="title" presentation:placeholder="false">
        <draw:text-box>
          <text:p text:style-name="a522" text:class-names="" text:cond-style-name=""><text:span text:style-name="a520" text:class-names="">Click to edit Master title style</text:span><text:span text:style-name="a521" text:class-names=""/></text:p>
        </draw:text-box>
        <svg:desc/>
      </draw:frame>
      <draw:frame draw:id="id125" presentation:style-name="a527" draw:name="Picture Placeholder 2" svg:x="0in" svg:y="0in" svg:width="6.75in" svg:height="7.5in" presentation:class="graphic" presentation:placeholder="false">
        <draw:text-box>
          <text:p text:style-name="a526" text:class-names="" text:cond-style-name=""><text:span text:style-name="a524" text:class-names="">Click icon to add picture</text:span><text:span text:style-name="a525" text:class-names=""/></text:p>
        </draw:text-box>
        <svg:desc/>
      </draw:frame>
      <draw:frame draw:id="id126" presentation:style-name="a531" draw:name="Text Placeholder 3" svg:x="7.39917in" svg:y="0.28958in" svg:width="1.66667in" svg:height="5.4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desc/>
      </draw:frame>
      <draw:custom-shape svg:x="9.83333in" svg:y="0in" svg:width="0in" svg:height="7.5in" draw:id="id127" draw:style-name="a534" draw:name="Straight Connector 9"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8" draw:style-name="a537" draw:name="Rectangle 10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9" draw:style-name="a540" draw:name="Straight Connector 11">
        <svg:desc/>
        <text:p text:style-name="a539" text:class-names="" text:cond-style-name=""><text:span text:style-name="a5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0" draw:style-name="a543" draw:name="Straight Connector 18">
        <svg:desc/>
        <text:p text:style-name="a542" text:class-names="" text:cond-style-name=""><text:span text:style-name="a5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1" draw:style-name="a546" draw:name="Straight Connector 19"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presentation:style-name="a551" draw:transform="translate(-1.1in -0.21in) rotate(-1.5708) translate(9.4in 1.39313in)" draw:name="Date Placeholder 16" svg:width="2.2in" svg:height="0.4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17/6/2012</text:date></text:span><text:span text:style-name="a549" text:class-names=""/></text:p>
        </draw:text-box>
        <svg:desc/>
      </draw:frame>
      <draw:frame draw:id="id133" presentation:style-name="a555" draw:name="Slide Number Placeholder 17" svg:x="8.89in" svg:y="6.27083in" svg:width="0.66667in" svg:height="0.57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</draw:text-box>
        <svg:desc/>
      </draw:frame>
      <draw:frame draw:id="id134" presentation:style-name="a558" draw:transform="translate(-1.75in -0.2in) rotate(-1.5708) translate(9.39456in 4.2871in)" draw:name="Footer Placeholder 20" svg:width="3.5in" svg:height="0.4in" presentation:class="footer" presentation:placeholder="false">
        <draw:text-box>
          <text:p text:style-name="a557" text:class-names="" text:cond-style-name=""><text:span text:style-name="a556" text:class-names=""/></text:p>
        </draw:text-box>
        <svg:desc/>
      </draw:frame>
    </style:master-page>
    <style:master-page style:name="Master1-Layout10-vertTx-Title-and-Vertical-Text" style:page-layout-name="pageLayout1" draw:style-name="a559">
      <draw:custom-shape svg:x="9.58333in" svg:y="0in" svg:width="0in" svg:height="7.5in" draw:id="id135" draw:layer="Master1-bg" draw:style-name="a562" draw:name="Straight Connector 6">
        <svg:desc/>
        <text:p text:style-name="a561" text:class-names="" text:cond-style-name=""><text:span text:style-name="a5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36" draw:layer="Master1-bg" draw:style-name="a565" draw:name="Straight Connector 7"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7" draw:layer="Master1-bg" draw:style-name="a568" draw:name="Straight Connector 8">
        <svg:desc/>
        <text:p text:style-name="a567" text:class-names="" text:cond-style-name=""><text:span text:style-name="a5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8" draw:layer="Master1-bg" draw:style-name="a571" draw:name="Rectangle 9"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9" draw:layer="Master1-bg" draw:style-name="a574" draw:name="Straight Connector 10"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0" draw:layer="Master1-bg" draw:style-name="a577" draw:name="Oval 11"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41" presentation:style-name="a581" draw:name="Title 1" svg:x="0.5in" svg:y="0.30035in" svg:width="8.16667in" svg:height="1.25in" presentation:class="title" presentation:placeholder="false">
        <draw:text-box>
          <text:p text:style-name="a580" text:class-names="" text:cond-style-name=""><text:span text:style-name="a578" text:class-names="">Click to edit Master title style</text:span><text:span text:style-name="a579" text:class-names=""/></text:p>
        </draw:text-box>
        <svg:desc/>
      </draw:frame>
      <draw:frame draw:id="id142" presentation:style-name="a598" draw:name="Vertical Text Placeholder 2" svg:x="0.5in" svg:y="1.75in" svg:width="8.16667in" svg:height="5.3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3" presentation:style-name="a603" draw:transform="translate(-1.1in -0.21in) rotate(-1.5708) translate(9.4in 1.39313in)" draw:name="Date Placeholder 3" svg:width="2.2in" svg:height="0.42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17/6/2012</text:date></text:span><text:span text:style-name="a601" text:class-names=""/></text:p>
        </draw:text-box>
        <svg:desc/>
      </draw:frame>
      <draw:frame draw:id="id144" presentation:style-name="a606" draw:transform="translate(-1.75in -0.2in) rotate(-1.5708) translate(9.39456in 4.2871in)" draw:name="Footer Placeholder 4" svg:width="3.5in" svg:height="0.4in" presentation:class="footer" presentation:placeholder="false">
        <draw:text-box>
          <text:p text:style-name="a605" text:class-names="" text:cond-style-name=""><text:span text:style-name="a604" text:class-names=""/></text:p>
        </draw:text-box>
        <svg:desc/>
      </draw:frame>
      <draw:frame draw:id="id145" presentation:style-name="a610" draw:name="Slide Number Placeholder 5" svg:x="8.89in" svg:y="6.27083in" svg:width="0.66667in" svg:height="0.57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#›</text:page-number></text:span><text:span text:style-name="a608" text:class-names=""/></text:p>
        </draw:text-box>
        <svg:desc/>
      </draw:frame>
    </style:master-page>
    <style:master-page style:name="Master1-Layout11-vertTitleAndTx-Vertical-Title-and-Text" style:page-layout-name="pageLayout1" draw:style-name="a611">
      <draw:custom-shape svg:x="9.58333in" svg:y="0in" svg:width="0in" svg:height="7.5in" draw:id="id146" draw:layer="Master1-bg" draw:style-name="a614" draw:name="Straight Connector 6"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617" draw:name="Straight Connector 7"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620" draw:name="Straight Connector 8"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623" draw:name="Rectangle 9"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626" draw:name="Straight Connector 10">
        <svg:desc/>
        <text:p text:style-name="a625" text:class-names="" text:cond-style-name=""><text:span text:style-name="a6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1" draw:layer="Master1-bg" draw:style-name="a629" draw:name="Oval 11">
        <svg:desc/>
        <text:p text:style-name="a628" text:class-names="" text:cond-style-name=""><text:span text:style-name="a62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52" presentation:style-name="a633" draw:name="Vertical Title 1" svg:x="7.25in" svg:y="0.30035in" svg:width="1.83333in" svg:height="6.39931in" presentation:class="title" presentation:placeholder="false">
        <draw:text-box>
          <text:p text:style-name="a632" text:class-names="" text:cond-style-name=""><text:span text:style-name="a630" text:class-names="">Click to edit Master title style</text:span><text:span text:style-name="a631" text:class-names=""/></text:p>
        </draw:text-box>
        <svg:desc/>
      </draw:frame>
      <draw:frame draw:id="id153" presentation:style-name="a650" draw:name="Vertical Text Placeholder 2" svg:x="0.5in" svg:y="0.30035in" svg:width="6.58333in" svg:height="6.3993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Second level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Third level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ifth level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4" presentation:style-name="a655" draw:transform="translate(-1.1in -0.21in) rotate(-1.5708) translate(9.4in 1.39313in)" draw:name="Date Placeholder 3" svg:width="2.2in" svg:height="0.42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17/6/2012</text:date></text:span><text:span text:style-name="a653" text:class-names=""/></text:p>
        </draw:text-box>
        <svg:desc/>
      </draw:frame>
      <draw:frame draw:id="id155" presentation:style-name="a658" draw:transform="translate(-1.75in -0.2in) rotate(-1.5708) translate(9.39456in 4.2871in)" draw:name="Footer Placeholder 4" svg:width="3.5in" svg:height="0.4in" presentation:class="footer" presentation:placeholder="false">
        <draw:text-box>
          <text:p text:style-name="a657" text:class-names="" text:cond-style-name=""><text:span text:style-name="a656" text:class-names=""/></text:p>
        </draw:text-box>
        <svg:desc/>
      </draw:frame>
      <draw:frame draw:id="id156" presentation:style-name="a662" draw:name="Slide Number Placeholder 5" svg:x="8.89in" svg:y="6.27083in" svg:width="0.66667in" svg:height="0.5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#›</text:page-number></text:span><text:span text:style-name="a660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MY</meta:initial-creator>
    <dc:creator>MY</dc:creator>
    <meta:creation-date>2012-06-17T14:18:17Z</meta:creation-date>
    <dc:date>2012-06-17T14:49:07Z</dc:date>
    <meta:template xlink:href="" xlink:type="simple"/>
    <meta:editing-cycles>6</meta:editing-cycles>
    <meta:editing-duration>PT840S</meta:editing-duration>
    <meta:document-statistic meta:paragraph-count="2" meta:word-count="6"/>
  </office:meta>
</office:document-meta>
</file>